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officeooo:rsid="00229607" officeooo:paragraph-rsid="00229607"/>
    </style:style>
    <style:style style:name="P2" style:family="paragraph" style:parent-style-name="Text_20_body">
      <style:paragraph-properties fo:text-align="start" style:justify-single-word="false"/>
      <style:text-properties officeooo:paragraph-rsid="00229607"/>
    </style:style>
    <style:style style:name="T1" style:family="text">
      <style:text-properties officeooo:rsid="002296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aby Blue</text:h>
      <text:h text:style-name="Heading_20_2" text:outline-level="2">B Bsus4</text:h>
      <text:h text:style-name="Heading_20_2" text:outline-level="2">F# <text:s/>E <text:s text:c="2"/><text:span text:style-name="T1">A <text:s text:c="2"/>E <text:s text:c="2"/>B4 <text:s text:c="2"/>B, <text:s text:c="2"/>F#</text:span></text:h>
      <text:p text:style-name="P2">Guess I got what I deserved</text:p>
      <text:p text:style-name="P2">Kept you waiting there too long, my love</text:p>
      <text:p text:style-name="P2">All that time without a word</text:p>
      <text:p text:style-name="P2">Didn't know you'd think that I'd forget or</text:p>
      <text:p text:style-name="P2">I'd regret</text:p>
      <text:h text:style-name="Heading_20_2" text:outline-level="2">C#m <text:s text:c="2"/>C#m <text:s text:c="2"/>E <text:s text:c="2"/>B</text:h>
      <text:p text:style-name="P2">The special love I had for you, my baby blue</text:p>
      <text:p text:style-name="P2"/>
      <text:p text:style-name="P2">All the days became so long</text:p>
      <text:p text:style-name="P2">Did you really think, I'd do you wrong?</text:p>
      <text:p text:style-name="P2">Dixie, when I let you go</text:p>
      <text:p text:style-name="P2">Thought you'd realize that I would know</text:p>
      <text:p text:style-name="P2">I would show the special love I have for you, my baby blue</text:p>
      <text:h text:style-name="Heading_20_2" text:outline-level="2" text:is-list-header="true">D#m <text:s text:c="2"/>G#m <text:s text:c="2"/>G#m/G <text:s text:c="2"/>C#m <text:s text:c="2"/>C#m/B <text:s text:c="2"/><text:span text:style-name="T1">A <text:s text:c="2"/>E</text:span></text:h>
      <text:p text:style-name="P2">What can I do, what can I say</text:p>
      <text:p text:style-name="P2">Except I want you by my side</text:p>
      <text:p text:style-name="P2">How can I show you, show me the way</text:p>
      <text:p text:style-name="P2">Don't you know the times I've tried?</text:p>
      <text:h text:style-name="Heading_20_2" text:outline-level="2">D A E B</text:h>
      <text:p text:style-name="P2">[guitar solo]</text:p>
      <text:p text:style-name="P2"/>
      <text:p text:style-name="P2">Guess that's all I have to say</text:p>
      <text:p text:style-name="P2">Except the feeling just grows stronger every day</text:p>
      <text:p text:style-name="P2">Just one thing before I go</text:p>
      <text:p text:style-name="P2">Take good care, baby, let me know, let it grow</text:p>
      <text:p text:style-name="P2">The special love you have for me, my Dixie, dear.</text:p>
      <text:h text:style-name="Heading_20_2" text:outline-level="2">C#m B A E B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21:32:17.998746914</meta:creation-date>
    <dc:title>SongSheet</dc:title>
    <meta:editing-cycles>2</meta:editing-cycles>
    <meta:generator>LibreOffice/7.6.4.1$MacOSX_AARCH64 LibreOffice_project/e19e193f88cd6c0525a17fb7a176ed8e6a3e2aa1</meta:generator>
    <meta:editing-duration>PT6M37S</meta:editing-duration>
    <dc:date>2025-04-14T21:38:55.338818569</dc:date>
    <meta:document-statistic meta:table-count="0" meta:image-count="0" meta:object-count="0" meta:page-count="1" meta:paragraph-count="28" meta:word-count="185" meta:character-count="836" meta:non-whitespace-character-count="650"/>
    <meta:template xlink:type="simple" xlink:actuate="onRequest" xlink:title="SongSheet" xlink:href="../../../../Library/Application%20Support/LibreOffice/4/user/template/SongSheet.ott" meta:date="2025-04-14T21:32:17.920341149"/>
  </office:meta>
</office:document-meta>
</file>